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40000025C8A75F01BD72735EE.png" manifest:media-type="image/png"/>
  <manifest:file-entry manifest:full-path="Pictures/10000000000003310000025B42B1AA5FDD76C909.png" manifest:media-type="image/png"/>
  <manifest:file-entry manifest:full-path="Pictures/100000000000028C00000182BBC7E61A788176C6.png" manifest:media-type="image/png"/>
  <manifest:file-entry manifest:full-path="Pictures/10000000000003DB0000016521392FF0DF62FDFE.png" manifest:media-type="image/png"/>
  <manifest:file-entry manifest:full-path="Pictures/100000000000029C000000731134B860AD6E27B0.png" manifest:media-type="image/png"/>
  <manifest:file-entry manifest:full-path="Pictures/10000000000002E8000002190AC91424C3835D2B.png" manifest:media-type="image/png"/>
  <manifest:file-entry manifest:full-path="Pictures/10000000000002B10000016425DB0F24773D4485.png" manifest:media-type="image/png"/>
  <manifest:file-entry manifest:full-path="Pictures/10000000000002920000018D88F63D4948FA13EB.png" manifest:media-type="image/png"/>
  <manifest:file-entry manifest:full-path="Pictures/1000000000000236000002242E5B419E002B982C.png" manifest:media-type="image/png"/>
  <manifest:file-entry manifest:full-path="Pictures/100000000000028A00000114D82BC2D964B8E1B0.png" manifest:media-type="image/png"/>
  <manifest:file-entry manifest:full-path="Pictures/10000000000002630000013AE3B64512D4DF29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Image4" text:anchor-type="char" svg:width="6.3646in" svg:height="3.2709in" draw:z-index="3"><draw:image xlink:href="Pictures/10000000000002630000013AE3B64512D4DF297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0.711in" svg:y="0.1346in" svg:width="4.7402in" svg:height="4.5898in" draw:z-index="7"><draw:image xlink:href="Pictures/1000000000000236000002242E5B419E002B982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-0.0311in" svg:y="0.1492in" svg:width="6.6929in" svg:height="4.0382in" draw:z-index="8"><draw:image xlink:href="Pictures/10000000000002920000018D88F63D4948FA13EB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7736in" svg:y="0.428in" svg:width="4.2819in" svg:height="2.2118in" draw:z-index="2"><draw:image xlink:href="Pictures/10000000000002B10000016425DB0F24773D448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0.2291in" svg:y="0.3717in" svg:width="5.1283in" svg:height="3.7016in" draw:z-index="5"><draw:image xlink:href="Pictures/10000000000002E8000002190AC91424C3835D2B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-0.0209in" svg:y="0.0035in" svg:width="6.6929in" svg:height="1.152in" draw:z-index="6"><draw:image xlink:href="Pictures/100000000000029C000000731134B860AD6E27B0.png" xlink:type="simple" xlink:show="embed" xlink:actuate="onLoad" loext:mime-type="image/png"/></draw:frame></text:p>
      <text:p text:style-name="Standard"/>
      <text:p text:style-name="Standard"><draw:frame draw:style-name="fr1" draw:name="Image5" text:anchor-type="char" svg:x="0.0102in" svg:y="0.1807in" svg:width="6.6929in" svg:height="2.4209in" draw:z-index="4"><draw:image xlink:href="Pictures/10000000000003DB0000016521392FF0DF62FDFE.png" xlink:type="simple" xlink:show="embed" xlink:actuate="onLoad" loext:mime-type="image/png"/></draw:frame></text:p>
      <text:p text:style-name="Standard"><text:soft-page-break/></text:p>
      <text:p text:style-name="Standard"/>
      <text:p text:style-name="Standard"><draw:frame draw:style-name="fr1" draw:name="Image1" text:anchor-type="char" svg:x="0.2189in" svg:y="0.1898in" svg:width="6.6929in" svg:height="2.8417in" draw:z-index="1"><draw:image xlink:href="Pictures/100000000000028A00000114D82BC2D964B8E1B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char" svg:width="6.6929in" svg:height="3.9618in" draw:z-index="9"><draw:image xlink:href="Pictures/100000000000028C00000182BBC7E61A788176C6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2" text:anchor-type="char" svg:x="0in" svg:y="0.0126in" svg:width="6.6929in" svg:height="4.9398in" draw:z-index="0"><draw:image xlink:href="Pictures/10000000000003310000025B42B1AA5FDD76C909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11" text:anchor-type="char" svg:x="0.0417in" svg:y="2.5626in" svg:width="6.6929in" svg:height="4.3374in" draw:z-index="10"><draw:image xlink:href="Pictures/10000000000003A40000025C8A75F01BD72735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7T15:56:38.350279100</meta:creation-date>
    <dc:date>2023-08-17T16:10:51.341287562</dc:date>
    <meta:editing-duration>PT4M2S</meta:editing-duration>
    <meta:editing-cycles>1</meta:editing-cycles>
    <meta:document-statistic meta:table-count="0" meta:image-count="11" meta:object-count="0" meta:page-count="6" meta:paragraph-count="0" meta:word-count="0" meta:character-count="0" meta:non-whitespace-character-count="0"/>
    <meta:generator>LibreOffice/6.4.7.2$Linux_X86_64 LibreOffice_project/40$Build-2</meta:generator>
  </office:meta>
</office:document-meta>
</file>